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/>
    </style:style>
    <style:style style:name="P2" style:parent-style-name="Normal" style:family="paragraph">
      <style:text-properties style:font-name="Times New Roman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Times New Roman"/>
    </style:style>
    <style:style style:name="P5" style:parent-style-name="Normal" style:family="paragraph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P7" style:parent-style-name="Normal" style:family="paragraph"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  <style:style style:name="P10" style:parent-style-name="Normal" style:family="paragraph">
      <style:text-properties style:font-name="Times New Roman"/>
    </style:style>
    <style:style style:name="P11" style:parent-style-name="Normal" style:family="paragraph">
      <style:text-properties style:font-name="Times New Roman"/>
    </style:style>
    <style:style style:name="P12" style:parent-style-name="Normal" style:family="paragraph">
      <style:text-properties style:font-name="Times New Roman"/>
    </style:style>
    <style:style style:name="P13" style:parent-style-name="Normal" style:family="paragraph">
      <style:text-properties style:font-name="Times New Roman"/>
    </style:style>
    <style:style style:name="P14" style:parent-style-name="Normal" style:family="paragraph">
      <style:text-properties style:font-name="Times New Roman"/>
    </style:style>
    <style:style style:name="P15" style:parent-style-name="Normal" style:family="paragraph">
      <style:text-properties style:font-name="Times New Roman"/>
    </style:style>
    <style:style style:name="P16" style:parent-style-name="Normal" style:family="paragraph">
      <style:text-properties style:font-name="Times New Roman"/>
    </style:style>
    <style:style style:name="P17" style:parent-style-name="Normal" style:family="paragraph">
      <style:text-properties style:font-name="Times New Roman"/>
    </style:style>
    <style:style style:name="P18" style:parent-style-name="Normal" style:family="paragraph">
      <style:text-properties style:font-name="Times New Roman"/>
    </style:style>
    <style:style style:name="P19" style:parent-style-name="Normal" style:family="paragraph">
      <style:text-properties style:font-name="Times New Roman"/>
    </style:style>
    <style:style style:name="P20" style:parent-style-name="Normal" style:family="paragraph">
      <style:text-properties style:font-name="Times New Roman"/>
    </style:style>
    <style:style style:name="P21" style:parent-style-name="Normal" style:family="paragraph">
      <style:text-properties style:font-name="Times New Roman"/>
    </style:style>
    <style:style style:name="P22" style:parent-style-name="Normal" style:family="paragraph">
      <style:text-properties style:font-name="Times New Roman"/>
    </style:style>
    <style:style style:name="P23" style:parent-style-name="Normal" style:family="paragraph">
      <style:text-properties style:font-name="Times New Roman"/>
    </style:style>
    <style:style style:name="P24" style:parent-style-name="Normal" style:family="paragraph">
      <style:text-properties style:font-name="Times New Roman"/>
    </style:style>
    <style:style style:name="P25" style:parent-style-name="Normal" style:family="paragraph">
      <style:text-properties style:font-name="Times New Roman"/>
    </style:style>
    <style:style style:name="P26" style:parent-style-name="Normal" style:family="paragraph">
      <style:text-properties style:font-name="Times New Roman"/>
    </style:style>
    <style:style style:name="P27" style:parent-style-name="Normal" style:family="paragraph">
      <style:text-properties style:font-name="Times New Roman"/>
    </style:style>
    <style:style style:name="P28" style:parent-style-name="Normal" style:family="paragraph">
      <style:text-properties style:font-name="Times New Roman"/>
    </style:style>
    <style:style style:name="P29" style:parent-style-name="Normal" style:family="paragraph">
      <style:text-properties style:font-name="Times New Roman"/>
    </style:style>
    <style:style style:name="P30" style:parent-style-name="Normal" style:family="paragraph">
      <style:text-properties style:font-name="Times New Roman"/>
    </style:style>
    <style:style style:name="P31" style:parent-style-name="Normal" style:family="paragraph">
      <style:text-properties style:font-name="Times New Roman"/>
    </style:style>
    <style:style style:name="P32" style:parent-style-name="Normal" style:family="paragraph">
      <style:text-properties style:font-name="Times New Roman"/>
    </style:style>
    <style:style style:name="P33" style:parent-style-name="Normal" style:family="paragraph">
      <style:text-properties style:font-name="Times New Roman"/>
    </style:style>
    <style:style style:name="P34" style:parent-style-name="Normal" style:family="paragraph">
      <style:text-properties style:font-name="Times New Roman"/>
    </style:style>
    <style:style style:name="P35" style:parent-style-name="Normal" style:family="paragraph">
      <style:text-properties style:font-name="Times New Roman"/>
    </style:style>
    <style:style style:name="P36" style:parent-style-name="Normal" style:family="paragraph">
      <style:text-properties style:font-name="Times New Roman"/>
    </style:style>
    <style:style style:name="P37" style:parent-style-name="Normal" style:family="paragraph">
      <style:text-properties style:font-name="Times New Roman"/>
    </style:style>
    <style:style style:name="P38" style:parent-style-name="Normal" style:family="paragraph">
      <style:text-properties style:font-name="Times New Roman"/>
    </style:style>
    <style:style style:name="P39" style:parent-style-name="Normal" style:family="paragraph">
      <style:text-properties style:font-name="Times New Roman"/>
    </style:style>
    <style:style style:name="P40" style:parent-style-name="Normal" style:family="paragraph">
      <style:text-properties style:font-name="Times New Roman"/>
    </style:style>
    <style:style style:name="P41" style:parent-style-name="Normal" style:family="paragraph">
      <style:text-properties style:font-name="Times New Roman"/>
    </style:style>
    <style:style style:name="P42" style:parent-style-name="Normal" style:family="paragraph">
      <style:text-properties style:font-name="Times New Roman"/>
    </style:style>
    <style:style style:name="P43" style:parent-style-name="Normal" style:family="paragraph">
      <style:text-properties style:font-name="Times New Roman"/>
    </style:style>
    <style:style style:name="P44" style:parent-style-name="Normal" style:family="paragraph">
      <style:text-properties style:font-name="Times New Roman"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text-properties style:font-name="Times New Roman"/>
    </style:style>
    <style:style style:name="P47" style:parent-style-name="Normal" style:family="paragraph">
      <style:text-properties style:font-name="Times New Roman"/>
    </style:style>
    <style:style style:name="P48" style:parent-style-name="Normal" style:family="paragraph">
      <style:text-properties style:font-name="Times New Roman"/>
    </style:style>
    <style:style style:name="P49" style:parent-style-name="Normal" style:family="paragraph">
      <style:text-properties style:font-name="Times New Roman"/>
    </style:style>
    <style:style style:name="P50" style:parent-style-name="Normal" style:family="paragraph">
      <style:text-properties style:font-name="Times New Roman"/>
    </style:style>
    <style:style style:name="P51" style:parent-style-name="Normal" style:family="paragraph">
      <style:text-properties style:font-name="Times New Roman"/>
    </style:style>
    <style:style style:name="P52" style:parent-style-name="Normal" style:family="paragraph">
      <style:text-properties style:font-name="Times New Roman"/>
    </style:style>
    <style:style style:name="P53" style:parent-style-name="Normal" style:family="paragraph">
      <style:text-properties style:font-name="Times New Roman"/>
    </style:style>
    <style:style style:name="P54" style:parent-style-name="Normal" style:family="paragraph">
      <style:text-properties style:font-name="Times New Roman"/>
    </style:style>
    <style:style style:name="P55" style:parent-style-name="Normal" style:family="paragraph">
      <style:text-properties style:font-name="Times New Roman"/>
    </style:style>
    <style:style style:name="P56" style:parent-style-name="Normal" style:family="paragraph">
      <style:text-properties style:font-name="Times New Roman"/>
    </style:style>
    <style:style style:name="P57" style:parent-style-name="Normal" style:family="paragraph">
      <style:text-properties style:font-name="Times New Roman"/>
    </style:style>
    <style:style style:name="P58" style:parent-style-name="Normal" style:family="paragraph">
      <style:text-properties style:font-name="Times New Roman"/>
    </style:style>
    <style:style style:name="P59" style:parent-style-name="Normal" style:family="paragraph">
      <style:text-properties style:font-name="Times New Roman"/>
    </style:style>
    <style:style style:name="P60" style:parent-style-name="Normal" style:family="paragraph">
      <style:text-properties style:font-name="Times New Roman"/>
    </style:style>
    <style:style style:name="P61" style:parent-style-name="Normal" style:family="paragraph">
      <style:text-properties style:font-name="Times New Roman"/>
    </style:style>
    <style:style style:name="P62" style:parent-style-name="Normal" style:family="paragraph">
      <style:text-properties style:font-name="Times New Roman"/>
    </style:style>
    <style:style style:name="P63" style:parent-style-name="Normal" style:family="paragraph">
      <style:text-properties style:font-name="Times New Roman"/>
    </style:style>
    <style:style style:name="P64" style:parent-style-name="Normal" style:family="paragraph">
      <style:text-properties style:font-name="Times New Roman"/>
    </style:style>
    <style:style style:name="P65" style:parent-style-name="Normal" style:family="paragraph">
      <style:text-properties style:font-name="Times New Roman"/>
    </style:style>
    <style:style style:name="P66" style:parent-style-name="Normal" style:family="paragraph">
      <style:text-properties style:font-name="Times New Roman"/>
    </style:style>
    <style:style style:name="P67" style:parent-style-name="Normal" style:family="paragraph">
      <style:text-properties style:font-name="Times New Roman"/>
    </style:style>
    <style:style style:name="P68" style:parent-style-name="Normal" style:family="paragraph">
      <style:text-properties style:font-name="Times New Roman"/>
    </style:style>
    <style:style style:name="T69" style:parent-style-name="Fonteparág.padrão" style:family="text">
      <style:text-properties style:font-name="Times New Roman"/>
    </style:style>
  </office:automatic-styles>
  <office:body>
    <office:text text:use-soft-page-breaks="true">
      <text:p text:style-name="P1"/>
      <text:p text:style-name="P2">### Desafio: Planejamento de um Portfólio Pessoal</text:p>
      <text:p text:style-name="P3"/>
      <text:p text:style-name="P4">**Objetivo:** Criar um plano detalhado para<text:s/>desenvolver um site de portfólio pessoal utilizando HTML e CSS. O plano deve incluir a estrutura do conteúdo, o layout das páginas e os estilos visuais.</text:p>
      <text:p text:style-name="P5"/>
      <text:p text:style-name="P6">#### Requisitos:</text:p>
      <text:p text:style-name="P7"/>
      <text:p text:style-name="P8">1. **Definição da Estrutura de Conteúdo:**</text:p>
      <text:p text:style-name="P9"><text:s text:c="3"/>- **Página Inicial:** Introdução breve<text:s/>sobre você, uma foto de perfil e links de navegação para as outras seções do portfólio.</text:p>
      <text:p text:style-name="P10"><text:s text:c="3"/>- **Sobre:** Uma seção com informações detalhadas sobre sua formação, habilidades e interesses.</text:p>
      <text:p text:style-name="P11"><text:s text:c="3"/>- **Projetos:** Uma galeria ou lista dos seus projetos, cada um com uma breve descrição e, se possível, uma imagem ou link para mais detalhes.</text:p>
      <text:p text:style-name="P12"><text:s text:c="3"/>- **Contato:** Informações de contato, como email, telefone e links para redes sociais.</text:p>
      <text:p text:style-name="P13"/>
      <text:p text:style-name="P14">2. **Planejamento do Layout:**</text:p>
      <text:p text:style-name="P15"><text:s text:c="3"/>- **Cabeçalho:** Logotipo ou nome, menu de navegação.</text:p>
      <text:p text:style-name="P16"><text:s text:c="3"/>- **Corpo Principal:** Dividido em seções claramente identificáveis.</text:p>
      <text:p text:style-name="P17"><text:s text:c="3"/>- **Rodapé:** Informações adicionais, como direitos autorais e links de redes sociais.</text:p>
      <text:p text:style-name="P18"/>
      <text:p text:style-name="P19">3. **Design Visual:**</text:p>
      <text:p text:style-name="P20"><text:s text:c="3"/>- Escolha uma paleta de cores.</text:p>
      <text:p text:style-name="P21"><text:s text:c="3"/>- Defina uma<text:s/>tipografia consistente (tipos de fontes, tamanhos, etc.).</text:p>
      <text:p text:style-name="P22"><text:s text:c="3"/>- Pense em um estilo visual coerente para botões, links e outros elementos interativos.</text:p>
      <text:p text:style-name="P23"/>
      <text:p text:style-name="P24">### Passo a Passo para Completar o Desafio:</text:p>
      <text:p text:style-name="P25"/>
      <text:p text:style-name="P26">1. **Definição da Estrutura de Conteúdo:**</text:p>
      <text:p text:style-name="P27"><text:s text:c="3"/>- Liste os itens que devem estar em cada seção do portfólio.</text:p>
      <text:p text:style-name="P28"><text:s text:c="3"/>- Escreva breves descrições para cada item.</text:p>
      <text:p text:style-name="P29"/>
      <text:p text:style-name="P30">2. **Criação do Wireframe:**</text:p>
      <text:p text:style-name="P31"><text:s text:c="3"/>- Desenhe um esboço simples de cada página do portfólio, mostrando onde cada elemento estará posicionado.</text:p>
      <text:p text:style-name="P32"><text:s text:c="3"/>- Utilize ferramentas<text:s/>como papel e caneta ou softwares de wireframing como Figma, Sketch ou Adobe XD.</text:p>
      <text:p text:style-name="P33"/>
      <text:p text:style-name="P34">3. **Escolha da Paleta de Cores:**</text:p>
      <text:p text:style-name="P35"><text:s text:c="3"/>- Selecione uma paleta de cores que represente bem sua personalidade e que seja agradável aos olhos.</text:p>
      <text:p text:style-name="P36"><text:s text:c="3"/>- Considere usar ferramentas como Coolors ou Adobe Color para ajudar na escolha das cores.</text:p>
      <text:p text:style-name="P37"/>
      <text:p text:style-name="P38">4. **Seleção da Tipografia:**</text:p>
      <text:p text:style-name="P39"><text:s text:c="3"/>- Escolha fontes que sejam legíveis e que combinem bem entre si.</text:p>
      <text:p text:style-name="P40"><text:s text:c="3"/>- Use ferramentas como Google Fonts para explorar opções de fontes gratuitas.</text:p>
      <text:p text:style-name="P41"/>
      <text:p text:style-name="P42">5. **Design dos<text:s/>Elementos Interativos:**</text:p>
      <text:p text:style-name="P43"><text:s text:c="3"/>- Planeje como os botões e links serão estilizados (cores, formas, efeitos de hover, etc.).</text:p>
      <text:p text:style-name="P44"><text:s text:c="3"/>- Pense na consistência visual desses elementos em todo o site.</text:p>
      <text:p text:style-name="P45"/>
      <text:p text:style-name="P46">### Entregáveis do Desafio:</text:p>
      <text:p text:style-name="P47"/>
      <text:p text:style-name="P48">1. **Documento de Estrutura de<text:s/>Conteúdo:**</text:p>
      <text:p text:style-name="P49"><text:s text:c="3"/>- Listagem detalhada do conteúdo de cada seção do portfólio.</text:p>
      <text:p text:style-name="P50"/>
      <text:p text:style-name="P51">2. **Wireframes:**</text:p>
      <text:p text:style-name="P52"><text:s text:c="3"/>- Esboços das páginas principais mostrando a disposição dos elementos.</text:p>
      <text:p text:style-name="P53"/>
      <text:p text:style-name="P54">3. **Paleta de Cores:**</text:p>
      <text:p text:style-name="P55"><text:s text:c="3"/>- Paleta de cores escolhida, com exemplos de onde cada cor<text:s/>será utilizada.</text:p>
      <text:p text:style-name="P56"/>
      <text:p text:style-name="P57">4. **Tipografia:**</text:p>
      <text:p text:style-name="P58"><text:s text:c="3"/>- Detalhamento das fontes escolhidas, incluindo tamanhos e estilos para títulos, textos e outros elementos.</text:p>
      <text:p text:style-name="P59"/>
      <text:p text:style-name="P60">5. **Estilo dos Elementos Interativos:**</text:p>
      <text:p text:style-name="P61"><text:s text:c="3"/>- Descrições ou esboços mostrando como serão os botões,<text:s/>links e outros elementos interativos.</text:p>
      <text:p text:style-name="P62"/>
      <text:p text:style-name="P63">### Dicas:</text:p>
      <text:p text:style-name="P64"/>
      <text:p text:style-name="P65">- Pense na usabilidade: seu portfólio deve ser fácil de navegar.</text:p>
      <text:p text:style-name="P66">- Mantenha a consistência visual em todas as páginas.</text:p>
      <text:p text:style-name="P67">- Certifique-se de que seu design seja responsivo, ou seja, que funcione bem em dispositivos móveis e desktops.</text:p>
      <text:p text:style-name="P68"/>
      <text:p text:style-name="Normal"><text:span text:style-name="T69">Este desafio ajuda a desenvolver habilidades de planejamento e design, que são fundamentais antes de começar a codificar um site. Boa sort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sson Tomazelli</meta:initial-creator>
    <dc:creator>Alisson Tomazelli</dc:creator>
    <meta:creation-date>2024-05-22T05:59:00Z</meta:creation-date>
    <dc:date>2024-05-23T06:10:00Z</dc:date>
    <meta:template xlink:href="Normal" xlink:type="simple"/>
    <meta:editing-cycles>3</meta:editing-cycles>
    <meta:editing-duration>PT1500S</meta:editing-duration>
    <meta:document-statistic meta:page-count="1" meta:paragraph-count="6" meta:word-count="515" meta:character-count="3296" meta:row-count="23" meta:non-whitespace-character-count="2787"/>
  </office:meta>
</office:document-meta>
</file>